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UIFont" svg:font-family="AppleSystemUIFont"/>
    <style:font-face style:name="Arial2" svg:font-family="Arial"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Lineweights" style:family="table">
      <style:table-properties style:width="5.5in" table:align="center"/>
    </style:style>
    <style:style style:name="Lineweights.A" style:family="table-column">
      <style:table-column-properties style:column-width="0.8368in"/>
    </style:style>
    <style:style style:name="Lineweights.B" style:family="table-column">
      <style:table-column-properties style:column-width="0.4667in"/>
    </style:style>
    <style:style style:name="Lineweights.C" style:family="table-column">
      <style:table-column-properties style:column-width="0.466in"/>
    </style:style>
    <style:style style:name="Lineweights.A1" style:family="table-cell">
      <style:table-cell-properties fo:padding="0.0382in" fo:border-left="0.0007in solid #000000" fo:border-right="none" fo:border-top="0.0007in solid #000000" fo:border-bottom="0.0007in solid #000000"/>
    </style:style>
    <style:style style:name="Lineweights.G1" style:family="table-cell">
      <style:table-cell-properties fo:padding="0.0382in" fo:border="0.0007in solid #000000"/>
    </style:style>
    <style:style style:name="Lineweights.A2" style:family="table-cell">
      <style:table-cell-properties fo:padding="0.0382in" fo:border-left="0.0007in solid #000000" fo:border-right="none" fo:border-top="none" fo:border-bottom="0.0007in solid #000000"/>
    </style:style>
    <style:style style:name="Lineweights.B2" style:family="table-cell" style:data-style-name="N2">
      <style:table-cell-properties fo:padding="0.0382in" fo:border-left="0.0007in solid #000000" fo:border-right="none" fo:border-top="none" fo:border-bottom="0.0007in solid #000000"/>
    </style:style>
    <style:style style:name="Lineweights.K2" style:family="table-cell" style:data-style-name="N2">
      <style:table-cell-properties fo:padding="0.0382in" fo:border-left="0.0007in solid #000000" fo:border-right="0.0007in solid #000000" fo:border-top="none" fo:border-bottom="0.0007in solid #000000"/>
    </style:style>
    <style:style style:name="Lineweights.3" style:family="table-row">
      <style:table-row-properties style:min-row-height="0.0097in"/>
    </style:style>
    <style:style style:name="Lineweights.C3" style:family="table-cell" style:data-style-name="N116">
      <style:table-cell-properties fo:padding="0.0382in" fo:border-left="0.0007in solid #000000" fo:border-right="none" fo:border-top="none" fo:border-bottom="0.0007in solid #000000"/>
    </style:style>
    <style:style style:name="Lineweights.K3" style:family="table-cell" style:data-style-name="N116">
      <style:table-cell-properties fo:padding="0.0382in" fo:border-left="0.0007in solid #000000" fo:border-right="0.0007in solid #000000" fo:border-top="none" fo:border-bottom="0.0007in solid #000000"/>
    </style:style>
    <style:style style:name="P1" style:family="paragraph" style:parent-style-name="Standard">
      <style:text-properties fo:color="#ff00ff"/>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style>
    <style:style style:name="P4" style:family="paragraph" style:parent-style-name="Standard">
      <style:paragraph-properties fo:margin-top="0in" fo:margin-bottom="0.2in"/>
    </style:style>
    <style:style style:name="P5" style:family="paragraph" style:parent-style-name="Standard">
      <style:paragraph-properties fo:margin-left="0.4925in" fo:margin-right="0in" fo:margin-top="0in" fo:margin-bottom="0.2in" fo:text-indent="0in" style:auto-text-indent="false"/>
    </style:style>
    <style:style style:name="P6" style:family="paragraph" style:parent-style-name="Standard">
      <style:paragraph-properties fo:margin-left="0.9846in" fo:margin-right="0in" fo:margin-top="0in" fo:margin-bottom="0.2in" fo:text-indent="0in" style:auto-text-indent="false"/>
      <style:text-properties style:font-name="Times New Roman" fo:font-size="12pt" style:font-name-asian="AppleSystemUIFont" style:font-size-asian="12pt" style:font-name-complex="AppleSystemUIFont" style:font-size-complex="12pt"/>
    </style:style>
    <style:style style:name="P7" style:family="paragraph" style:parent-style-name="Table_20_Contents">
      <style:paragraph-properties fo:text-align="center" style:justify-single-word="false"/>
    </style:style>
    <style:style style:name="P8" style:family="paragraph" style:parent-style-name="Standard" style:list-style-name="L1"/>
    <style:style style:name="P9" style:family="paragraph" style:parent-style-name="Standard" style:list-style-name="L4">
      <style:text-properties fo:font-variant="normal" fo:text-transform="none" fo:color="#000000" style:text-line-through-style="none" style:font-name="Times New Roman" fo:font-size="11.25pt" fo:letter-spacing="normal" fo:font-style="normal" style:text-underline-style="none" fo:font-weight="normal" style:text-blinking="false" style:font-weight-asian="normal" style:font-weight-complex="normal"/>
    </style:style>
    <style:style style:name="P10" style:family="paragraph" style:parent-style-name="Standard" style:list-style-name="L4">
      <style:text-properties style:font-name="Times New Roman" fo:font-weight="normal" style:font-weight-asian="normal" style:font-weight-complex="normal"/>
    </style:style>
    <style:style style:name="P11" style:family="paragraph" style:parent-style-name="Standard" style:list-style-name="L2">
      <style:paragraph-properties fo:margin-top="0in" fo:margin-bottom="0.2in"/>
    </style:style>
    <style:style style:name="P12" style:family="paragraph" style:parent-style-name="Standard" style:list-style-name="L3">
      <style:paragraph-properties fo:margin-top="0in" fo:margin-bottom="0.2in"/>
      <style:text-properties style:use-window-font-color="true" style:font-name="Times New Roman" fo:font-size="12pt" style:font-name-asian="AppleSystemUIFont" style:font-size-asian="12pt" style:font-name-complex="AppleSystemUIFont" style:font-size-complex="12pt"/>
    </style:style>
    <style:style style:name="P13" style:family="paragraph" style:parent-style-name="Standard" style:list-style-name="L3">
      <style:paragraph-properties fo:margin-top="0in" fo:margin-bottom="0.2in"/>
    </style:style>
    <style:style style:name="P14" style:family="paragraph" style:parent-style-name="Standard" style:list-style-name="L3">
      <style:paragraph-properties fo:margin-top="0in" fo:margin-bottom="0.2in"/>
      <style:text-properties fo:color="#ff00ff" style:font-name="Times New Roman" fo:font-size="12pt" style:font-name-asian="AppleSystemUIFont" style:font-size-asian="12pt" style:font-name-complex="AppleSystemUIFont" style:font-size-complex="12pt"/>
    </style:style>
    <style:style style:name="P15" style:family="paragraph" style:parent-style-name="Standard">
      <style:paragraph-properties fo:margin-left="0.4925in" fo:margin-right="0in" fo:margin-top="0in" fo:margin-bottom="0.2in" fo:text-indent="0in" style:auto-text-indent="false"/>
      <style:text-properties style:use-window-font-color="true" style:font-name="Times New Roman" fo:font-size="12pt" style:font-name-asian="AppleSystemUIFont" style:font-size-asian="12pt" style:font-name-complex="AppleSystemUIFont" style:font-size-complex="12pt"/>
    </style:style>
    <style:style style:name="P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style>
    <style:style style:name="T2" style:family="text">
      <style:text-properties style:use-window-font-color="true" style:font-name="Times New Roman" fo:font-size="12pt" style:font-name-asian="AppleSystemUIFont" style:font-size-asian="12pt" style:font-name-complex="AppleSystemUIFont" style:font-size-complex="12pt"/>
    </style:style>
    <style:style style:name="T3" style:family="text">
      <style:text-properties style:use-window-font-color="true" style:font-name="Times New Roman" fo:font-size="12pt" fo:font-style="italic" style:font-name-asian="AppleSystemUIFont" style:font-size-asian="12pt" style:font-style-asian="italic" style:font-name-complex="AppleSystemUIFont" style:font-size-complex="12pt" style:font-style-complex="italic"/>
    </style:style>
    <style:style style:name="T4" style:family="text">
      <style:text-properties style:font-name="Times New Roman"/>
    </style:style>
    <style:style style:name="T5" style:family="text">
      <style:text-properties fo:color="#ff00ff"/>
    </style:style>
    <style:style style:name="T6" style:family="text">
      <style:text-properties fo:color="#ff00ff" style:font-name="Times New Roman" fo:font-size="12pt" style:font-name-asian="AppleSystemUIFont" style:font-size-asian="12pt" style:font-name-complex="AppleSystemUIFont" style:font-size-complex="12pt"/>
    </style:style>
    <style:style style:name="T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3">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2">
      <number:number number:decimal-places="2" number:min-integer-digits="1"/>
    </number:number-style>
    <number:number-style style:name="N116">
      <number:number number:decimal-places="3"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 in Magenta is to be verified!</text:p>
      <text:p text:style-name="P1"/>
      <text:p text:style-name="P2">Lessons learned regarding Corel Draw and importing DXF formatted drawings</text:p>
      <text:p text:style-name="P2"/>
      <text:p text:style-name="P2">Introduction</text:p>
      <text:p text:style-name="Standard"/>
      <text:p text:style-name="Standard">This is a report on issues encountered while developing the following workflow.</text:p>
      <text:p text:style-name="Standard"/>
      <text:list xml:id="list2683635649614347361" text:style-name="L1">
        <text:list-item>
          <text:p text:style-name="P8">Start with CAD design on my desktop computer</text:p>
        </text:list-item>
        <text:list-item>
          <text:p text:style-name="P8">Save the work as a DXF file</text:p>
        </text:list-item>
        <text:list-item>
          <text:p text:style-name="P8">Import the DXF file into Corel Draw at the lab</text:p>
        </text:list-item>
        <text:list-item>
          <text:p text:style-name="P8">In Corel Draw, tweak the drawing as necessary for printing</text:p>
        </text:list-item>
        <text:list-item>
          <text:p text:style-name="P8">Print to the ULS print driver</text:p>
        </text:list-item>
        <text:list-item>
          <text:p text:style-name="P8">Cut the designed pieces on the ULS Laser Cutter</text:p>
        </text:list-item>
      </text:list>
      <text:p text:style-name="Standard"/>
      <text:p text:style-name="Standard">Since I am happy with the software I use for the design portion of this workflow at home (QCAD), and I have very little control over the software used for the manufacturing portion of the workflow at the lab (Corel Draw / Universal Laser Systems), I have focused on making steps 3 and 4 above (import and tweak) as friction-free as I can.</text:p>
      <text:p text:style-name="Standard"/>
      <text:p text:style-name="Standard">I hope that by writing down these notes I can perhaps help ease the development of your own workflow using your design tools and practices.</text:p>
      <text:p text:style-name="Standard"/>
      <text:p text:style-name="P2">Issues and Comments</text:p>
      <text:p text:style-name="Standard"/>
      <text:list xml:id="list7723021856506708522" text:style-name="L2">
        <text:list-item>
          <text:p text:style-name="P11">There is a DXF Direct Import add-on for the ULS software package. <text:s/>However, this add-on is not installed in the lab, so DXF files have to be read in to a Corel Draw workspace using the Corel Draw import command and then printed using the ULS print driver.</text:p>
        </text:list-item>
        <text:list-item>
          <text:p text:style-name="P11">DXF Version Numbers. <text:s/>As far as I can tell, the highest version DXF version number that the lab's Corel Draw will read is AC1024, AutoCAD 2010-2012, [R24]. <text:s/>Anything higher and it will give a<text:span text:style-name="T1">n Unrecoverable Error dia</text:span>log. <text:s/>Even though you can dismiss that dialog, the program is screwed at that point and it will not import any DXF files after that, even files that it has previously accepted. <text:s/>The only recovery solution I found is to restart Corel Draw and start over, and don't try to import the problem file again.</text:p>
        </text:list-item>
      </text:list>
      <text:p text:style-name="P4"><text:tab/>The ULSTest.dxf file that was supplied with the laser is version AC1018, AutoCAD 2004.</text:p>
      <text:list xml:id="list2444700748167553020" text:style-name="L3">
        <text:list-item>
          <text:p text:style-name="P12">It is better to explode objects in the original DXF before importing so that all components end up on their intended layers. <text:s/>Without that, the references to the objects are assigned to the layer that was active at the time of import, and the components of the objects must be accessed in the Corel Draw Object Manager on that layer, not their intended layer.</text:p>
        </text:list-item>
        <text:list-item>
          <text:p text:style-name="P13">I have not been able to get Corel Draw to place objects on existing layers. <text:s/>It usually (but not always) imports active layer definitions in the imported file correctly but it does not recognize that an incoming layer definition might already exist in the Corel Draw file and re‑use it if possible<text:span text:style-name="T1">. Thus multiple imports of the same DXF file result in multiple layers with the same display name. <text:s/>Presumably they have different internal identification tags of some sort.</text:span></text:p>
        </text:list-item>
        <text:list-item>
          <text:p text:style-name="P13"><text:soft-page-break/><text:span text:style-name="T1">There are examples where Corel Draw imports my DXF Engrave (Raster) layer definition but changes the layer color from Black #000000 to a darkish red #650000. <text:s/>Similarly, there are examples of importing my NP Material Boundary Layer and changing the layer color from White to Black. <text:s/>This also happens to objects with their individual colors directly set to Black; they get set to R101, G0, B0. <text:s/></text:span><text:span text:style-name="T5">What's up with that?</text:span></text:p>
        </text:list-item>
        <text:list-item>
          <text:p text:style-name="P12">Is it color or lineweight that determines cut vs mark vs raster in a DXF file? </text:p>
        </text:list-item>
      </text:list>
      <text:p text:style-name="P15">Linear DXF entities like lines and circles are imported into Corel Draw as curves with lineweight according to their original DXF lineweight. <text:s/>For example, a DXF line with lineweight 0.05 mm becomes an equivalent Corel Draw curve with lineweight 0.142 pts.</text:p>
      <text:p text:style-name="P5"><text:span text:style-name="T2">However, only if they have a DXF lineweight of 0, 0.05, 0.09, 0.13, or 0.15 mm are they eligible to be treated as vectors by the ULS print driver when printed by Corel Draw</text:span><text:span text:style-name="T6">.</text:span><text:span text:style-name="T2"> <text:s/>They do not have to be less than 0.001” as stated in the printer manual, but they do have to be less than or equal to 0.15 mm.</text:span></text:p>
      <text:p text:style-name="P5"><text:span text:style-name="T2">When a drawing is printed by Corel Draw, the color of each entity is mapped to one of the</text:span><text:span text:style-name="T2"><office:annotation><dc:creator>Doug Johnson</dc:creator><dc:date>2020-03-05T11:37:05.61</dc:date><text:p text:style-name="P16"><text:span text:style-name="T7">Get a shot of the UPC color table at the lab.</text:span></text:p></office:annotation></text:span><text:span text:style-name="T2"> colors in the UPC color table. Each of the eight colors in the table is associated with a set of laser parameters. One of those parameters is the “mode”. The mode setting determines whether or not entities in the given color are drawn as vectors, rasters, or a mixture of the two. </text:span></text:p>
      <text:p text:style-name="P15">If the mode is VECT, then entities with DXF lineweights 0 through 0.15 mm are printed as vectors (using the laser parameters for the color), and entities with DXF lineweights greater than 0.15 mm are ignored. <text:s/></text:p>
      <text:p text:style-name="P15">If the mode is RAST, then all entities of that color are converted to grayscale and printed as raster images. <text:s/>The rasterized lines vary in width according to the original DXF lineweight. <text:s/></text:p>
      <text:p text:style-name="P15">If the mode is VECT/RAST, then entities with DXF lineweights 0 through 0.15 mm are printed as vectors, and entities with DXF lineweights greater than 0.15 mm are printed as raster images.</text:p>
      <table:table table:name="Lineweights" table:style-name="Lineweights">
        <table:table-column table:style-name="Lineweights.A"/>
        <table:table-column table:style-name="Lineweights.B"/>
        <table:table-column table:style-name="Lineweights.C"/>
        <table:table-column table:style-name="Lineweights.B"/>
        <table:table-column table:style-name="Lineweights.C" table:number-columns-repeated="2"/>
        <table:table-column table:style-name="Lineweights.B"/>
        <table:table-column table:style-name="Lineweights.C"/>
        <table:table-column table:style-name="Lineweights.B"/>
        <table:table-column table:style-name="Lineweights.C"/>
        <table:table-column table:style-name="Lineweights.B"/>
        <table:table-row>
          <table:table-cell table:style-name="Lineweights.A1" office:value-type="string">
            <text:p text:style-name="Table_20_Contents"/>
          </table:table-cell>
          <table:table-cell table:style-name="Lineweights.A1" table:number-columns-spanned="5" office:value-type="string">
            <text:p text:style-name="P7">Vector Eligible</text:p>
          </table:table-cell>
          <table:covered-table-cell/>
          <table:covered-table-cell/>
          <table:covered-table-cell/>
          <table:covered-table-cell/>
          <table:table-cell table:style-name="Lineweights.G1" table:number-columns-spanned="5" office:value-type="string">
            <text:p text:style-name="P7">Raster only</text:p>
          </table:table-cell>
          <table:covered-table-cell/>
          <table:covered-table-cell/>
          <table:covered-table-cell/>
          <table:covered-table-cell/>
        </table:table-row>
        <table:table-row>
          <table:table-cell table:style-name="Lineweights.A2" office:value-type="string">
            <text:p text:style-name="Table_20_Contents">DXF (mm)</text:p>
          </table:table-cell>
          <table:table-cell table:style-name="Lineweights.B2" office:value-type="float" office:value="0">
            <text:p text:style-name="P7">0.00</text:p>
          </table:table-cell>
          <table:table-cell table:style-name="Lineweights.B2" office:value-type="float" office:value="0.05">
            <text:p text:style-name="P7">0.05</text:p>
          </table:table-cell>
          <table:table-cell table:style-name="Lineweights.B2" office:value-type="float" office:value="0.09">
            <text:p text:style-name="P7">0.09</text:p>
          </table:table-cell>
          <table:table-cell table:style-name="Lineweights.B2" office:value-type="float" office:value="0.13">
            <text:p text:style-name="P7">0.13</text:p>
          </table:table-cell>
          <table:table-cell table:style-name="Lineweights.B2" office:value-type="float" office:value="0.15">
            <text:p text:style-name="P7">0.15</text:p>
          </table:table-cell>
          <table:table-cell table:style-name="Lineweights.B2" office:value-type="float" office:value="0.18">
            <text:p text:style-name="P7">0.18</text:p>
          </table:table-cell>
          <table:table-cell table:style-name="Lineweights.B2" office:value-type="float" office:value="0.2">
            <text:p text:style-name="P7">0.20</text:p>
          </table:table-cell>
          <table:table-cell table:style-name="Lineweights.B2" office:value-type="float" office:value="0.25">
            <text:p text:style-name="P7">0.25</text:p>
          </table:table-cell>
          <table:table-cell table:style-name="Lineweights.B2" office:value-type="float" office:value="0.3">
            <text:p text:style-name="P7">0.30</text:p>
          </table:table-cell>
          <table:table-cell table:style-name="Lineweights.K2" office:value-type="float" office:value="0.35">
            <text:p text:style-name="P7">0.35</text:p>
          </table:table-cell>
        </table:table-row>
        <table:table-row table:style-name="Lineweights.3">
          <table:table-cell table:style-name="Lineweights.A2" office:value-type="string">
            <text:p text:style-name="Table_20_Contents">CD (pts)</text:p>
          </table:table-cell>
          <table:table-cell table:style-name="Lineweights.A2" office:value-type="string">
            <text:p text:style-name="P7">H</text:p>
          </table:table-cell>
          <table:table-cell table:style-name="Lineweights.C3" office:value-type="float" office:value="0.142">
            <text:p text:style-name="P7">0.142</text:p>
          </table:table-cell>
          <table:table-cell table:style-name="Lineweights.C3" office:value-type="float" office:value="0.255">
            <text:p text:style-name="P7">0.255</text:p>
          </table:table-cell>
          <table:table-cell table:style-name="Lineweights.C3" office:value-type="float" office:value="0.369">
            <text:p text:style-name="P7">0.369</text:p>
          </table:table-cell>
          <table:table-cell table:style-name="Lineweights.C3" office:value-type="float" office:value="0.425">
            <text:p text:style-name="P7">0.425</text:p>
          </table:table-cell>
          <table:table-cell table:style-name="Lineweights.C3" office:value-type="float" office:value="0.51">
            <text:p text:style-name="P7">0.510</text:p>
          </table:table-cell>
          <table:table-cell table:style-name="Lineweights.C3" office:value-type="float" office:value="0.567">
            <text:p text:style-name="P7">0.567</text:p>
          </table:table-cell>
          <table:table-cell table:style-name="Lineweights.C3" office:value-type="float" office:value="0.709">
            <text:p text:style-name="P7">0.709</text:p>
          </table:table-cell>
          <table:table-cell table:style-name="Lineweights.C3" office:value-type="float" office:value="0.85">
            <text:p text:style-name="P7">0.850</text:p>
          </table:table-cell>
          <table:table-cell table:style-name="Lineweights.K3" office:value-type="float" office:value="0.992">
            <text:p text:style-name="P7">0.992</text:p>
          </table:table-cell>
        </table:table-row>
        <table:table-row>
          <table:table-cell table:style-name="Lineweights.A2" office:value-type="string">
            <text:p text:style-name="Table_20_Contents">inches</text:p>
          </table:table-cell>
          <table:table-cell table:style-name="Lineweights.C3" office:value-type="float" office:value="0">
            <text:p text:style-name="P7">0.000</text:p>
          </table:table-cell>
          <table:table-cell table:style-name="Lineweights.C3" office:value-type="float" office:value="0.0019685">
            <text:p text:style-name="P7">0.002</text:p>
          </table:table-cell>
          <table:table-cell table:style-name="Lineweights.C3" office:value-type="float" office:value="0.004">
            <text:p text:style-name="P7">0.004</text:p>
          </table:table-cell>
          <table:table-cell table:style-name="Lineweights.C3" office:value-type="float" office:value="0.005">
            <text:p text:style-name="P7">0.005</text:p>
          </table:table-cell>
          <table:table-cell table:style-name="Lineweights.C3" office:value-type="float" office:value="0.006">
            <text:p text:style-name="P7">0.006</text:p>
          </table:table-cell>
          <table:table-cell table:style-name="Lineweights.C3" office:value-type="float" office:value="0.007">
            <text:p text:style-name="P7">0.007</text:p>
          </table:table-cell>
          <table:table-cell table:style-name="Lineweights.C3" office:value-type="float" office:value="0.008">
            <text:p text:style-name="P7">0.008</text:p>
          </table:table-cell>
          <table:table-cell table:style-name="Lineweights.C3" office:value-type="float" office:value="0.01">
            <text:p text:style-name="P7">0.010</text:p>
          </table:table-cell>
          <table:table-cell table:style-name="Lineweights.C3" office:value-type="float" office:value="0.012">
            <text:p text:style-name="P7">0.012</text:p>
          </table:table-cell>
          <table:table-cell table:style-name="Lineweights.K3" office:value-type="float" office:value="0.014">
            <text:p text:style-name="P7">0.014</text:p>
          </table:table-cell>
        </table:table-row>
      </table:table>
      <text:p text:style-name="P15"/>
      <text:p text:style-name="P15">Discussion</text:p>
      <text:p text:style-name="P5"><text:span text:style-name="T2">On page 49 of the laser printer manual, it clearly says that line </text:span><text:span text:style-name="T3">thickness</text:span><text:span text:style-name="T2"> matters, but it mixes the terms thickness and width in a confusing fashion:</text:span></text:p>
      <text:p text:style-name="P6">The printer driver determines whether an element in the graphic data being printed is a vector or raster object by its width. Only lines and curves with a thickness of .001” (.0254 mm) or less will be interpreted as vector objects. All other elements of the graphic being printed will be interpreted as raster objects. In order to print vector <text:soft-page-break/>elements, the software you are printing from must support creation of lines with a thickness of .001”(.0254 mm) or less. <text:line-break/></text:p>
      <text:p text:style-name="P5"><text:span text:style-name="T2">In a DXF file, all graphic entities have a required common property group code 370 that holds a 16-bit integer </text:span><text:span text:style-name="T3">lineweight</text:span><text:span text:style-name="T2"> enum value. <text:s/>The integer value of the enum is used to specify the lineweight for the entity by multiplying it by 0.01 mm. <text:s/>Given that the enum values are a limited list that starts out with (0, 5, 9, 13, 15, …) the minimum lineweights that can be specified in a DXF file are 0 mm (ie, use default), 0.05 mm, 0.09 mm, 0.13 mm, 0.15 mm, etc.</text:span></text:p>
      <text:p text:style-name="P5"><text:span text:style-name="T2">Specific DXF graphic entities, for example CIRCLE and LINE, also have an optional property group code 39 that holds a floating point </text:span><text:span text:style-name="T3">thickness</text:span><text:span text:style-name="T2"> value, default value 0.0. <text:s/>This value is defined to be the entity's dimension along its normal vector direction (the extrusion direction).</text:span></text:p>
      <text:p text:style-name="P5"><text:span text:style-name="T2">As far as I can tell, my 2D CAD program does not provide a way to specify a </text:span><text:span text:style-name="T3">thickness</text:span><text:span text:style-name="T2"> value (group code 39), since extrusion along a normal vector is not a valid 2D function. Consequently, all lines and circles defined in my DXF files are given a default line </text:span><text:span text:style-name="T3">thickness</text:span><text:span text:style-name="T2"> of 0.0 by Corel Draw during import, and are processed by lineweight and color as described above in the answer to this question.</text:span></text:p>
      <text:p text:style-name="P5"><text:span text:style-name="T2">Obviously, the program you use to generate your 2D DXF files may vary from mine in this regard, and it may provide a default (or user specified) line </text:span><text:span text:style-name="T3">thickness</text:span><text:span text:style-name="T2"> (group code 39) value in addition to the required </text:span><text:span text:style-name="T3">lineweight</text:span><text:span text:style-name="T2"> (group code 370) value. <text:s/>So if my findings above regarding lineweights don't match your experience, you might start troubleshooting by finding out if you are supplying a line </text:span><text:span text:style-name="T3">thickness</text:span><text:span text:style-name="T2"> value in your DXF files in addition to the required </text:span><text:span text:style-name="T3">lineweight</text:span><text:span text:style-name="T2"> value.</text:span></text:p>
      <text:list xml:id="list43276459" text:continue-numbering="true" text:style-name="L3">
        <text:list-item>
          <text:p text:style-name="P13"><text:span text:style-name="T5">I have not figured out how Corel Draw (or Windows?) decides whether or not a font substitution is needed during a DXF file import. <text:s/>It may be just naming conventions, or perhaps <text:s/>PANOSE numbers are in use, but it's all kind of opaque so far.</text:span> Some fonts are successfully used without substitution but others that appear to be available on both the source and destination systems are not. <text:s/>I have test files with examples of Arial, Calibri, Comic Sans, Georgia, Ink Free, Roman, and Tahoma that transfer without substitution. <text:s/>[<text:span text:style-name="T5">However</text:span>, when I specify Arial (a True Type font), Corel has sometimes made a substitution for Font1:Normal u<text:span text:style-name="T4">sing </text:span><text:span text:style-name="T2">Arial-Normal (Western) (PANOSE Default).]</text:span></text:p>
          <text:p text:style-name="P13"><text:span text:style-name="T2">Another aspect of this issue is that there are three computers in the lab with Corel Draw installed. <text:s/>They each have quite a number of fonts on them of varying origins, and </text:span><text:span text:style-name="T6">it's quite possible that some fonts are present on only some of the machines.</text:span></text:p>
        </text:list-item>
        <text:list-item>
          <text:p text:style-name="P13"><text:span text:style-name="T2">Corel text can be “paragraph text” or “artistic text”. <text:s/></text:span><text:span text:style-name="T6">Does it matter?</text:span><text:span text:style-name="T2"> </text:span></text:p>
        </text:list-item>
        <text:list-item>
          <text:p text:style-name="P14">What is Outline:None with respect to text? <text:s/>Can I define outline only text and put it on the Cut or Mark layer?</text:p>
        </text:list-item>
        <text:list-item>
          <text:p text:style-name="P14"><text:s/></text:p>
        </text:list-item>
      </text:list>
      <text:p text:style-name="P3">References</text:p>
      <text:p text:style-name="Standard"/>
      <text:list xml:id="list7774333599955017726" text:style-name="L4">
        <text:list-item>
          <text:p text:style-name="P9">DXF (AutoCAD Drawing Interchange Format) Family, ASCII variant. <text:s/>https://www.loc.gov/preservation/digital/formats/fdd/fdd000446.shtml</text:p>
        </text:list-item>
        <text:list-item>
          <text:p text:style-name="P9">DXF File Structure. <text:s/>https://ezdxf.readthedocs.io/en/master/dxfinternals/filestructure.html</text:p>
        </text:list-item>
        <text:list-item>
          <text:p text:style-name="P10">Autodesk AutoCAD 2018. <text:s/><text:a xlink:type="simple" xlink:href="https://help.autodesk.com/view/OARX/2018/ENU" text:style-name="Internet_20_link" text:visited-style-name="Visited_20_Internet_20_Link">https://help.autodesk.com/view/OARX/2018/ENU</text:a></text:p>
        </text:list-item>
        <text:list-item>
          <text:p text:style-name="P10">PLS User Manual</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UIFont" svg:font-family="AppleSystemUIFont"/>
    <style:font-face style:name="Arial2" svg:font-family="Arial"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oug Johnson</meta:initial-creator>
    <meta:creation-date>2020-02-20T20:23:41.50</meta:creation-date>
    <dc:date>2020-03-05T23:05:15.67</dc:date>
    <dc:creator>Doug Johnson</dc:creator>
    <meta:editing-duration>P1DT16H14M48S</meta:editing-duration>
    <meta:editing-cycles>21</meta:editing-cycles>
    <meta:generator>OpenOffice/4.1.5$Win32 OpenOffice.org_project/415m1$Build-9789</meta:generator>
    <meta:document-statistic meta:table-count="1" meta:image-count="0" meta:object-count="0" meta:page-count="4" meta:paragraph-count="78" meta:word-count="1494" meta:character-count="8540"/>
  </office:meta>
</office:document-meta>
</file>